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5aa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0" style:family="text">
      <style:text-properties style:font-name="標楷體1"/>
    </style:style>
    <style:style style:name="T31" style:family="text">
      <style:text-properties style:font-name="標楷體1" style:font-name-asian="標楷體1"/>
    </style:style>
    <style:style style:name="T32" style:family="text">
      <style:text-properties style:font-name="標楷體1" officeooo:rsid="0a6d63ec" style:font-name-asian="標楷體1"/>
    </style:style>
    <style:style style:name="T33" style:family="text">
      <style:text-properties style:font-name="標楷體1" style:text-underline-style="solid" style:text-underline-width="auto" style:text-underline-color="font-color"/>
    </style:style>
    <style:style style:name="T34" style:family="text">
      <style:text-properties style:font-name="標楷體1" officeooo:rsid="3449857d"/>
    </style:style>
    <style:style style:name="T35" style:family="text">
      <style:text-properties style:font-name="標楷體1" officeooo:rsid="2968fd3e"/>
    </style:style>
    <style:style style:name="T36" style:family="text">
      <style:text-properties officeooo:rsid="3449857d"/>
    </style:style>
    <style:style style:name="T37" style:family="text">
      <style:text-properties style:font-name="Liberation Serif" officeooo:rsid="0a6d63ec" style:font-name-asian="標楷體1"/>
    </style:style>
    <style:style style:name="T38" style:family="text">
      <style:text-properties officeooo:rsid="0a6d63ec"/>
    </style:style>
    <style:style style:name="T39" style:family="text">
      <style:text-properties officeooo:rsid="2f7a955a"/>
    </style:style>
    <style:style style:name="T4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5">_ (第1本</text:span><text:span text:style-name="T7">)</text:span></text:p>
          <text:list>
            <text:list-item>
              <text:p text:style-name="P10"><text:span text:style-name="T6">神</text:span><text:span text:style-name="T7">，</text:span><text:span text:style-name="T19">精神層個體、第</text:span><text:span text:style-name="T11">2</text:span><text:span text:style-name="T19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1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2"><text:span text:style-name="T26">肉質層個體、意識層個體、精神層個體</text:span>，。</text:p>
            </text:list-item>
            <text:list-item>
              <text:p text:style-name="P13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1"> (第1本)</text:span></text:p>
          <text:list>
            <text:list-item>
              <text:p text:style-name="P23"><text:span text:style-name="T1">間諜</text:span>，<text:span text:style-name="T39">子彈、彈道、（靶上的）彈痕、領導層型間諜、國民群型間諜、國家型間諜、商業型間諜、政治型間諜、軍事型間諜、電器、</text:span><text:span text:style-name="T19">第</text:span><text:span text:style-name="T12">a</text:span><text:span text:style-name="T19">層級型態個體、</text:span><text:span text:style-name="T22">肉質層型間諜、意識層型間諜、精神層型間諜</text:span><text:span text:style-name="T20">、電</text:span><text:span text:style-name="T22">器</text:span><text:span text:style-name="T20">、</text:span><text:span text:style-name="T28">位</text:span><text:span text:style-name="T22">器</text:span><text:span text:style-name="T20">、電磁波、</text:span><text:span text:style-name="T28">位</text:span><text:span text:style-name="T29">動</text:span><text:span text:style-name="T20">波、</text:span><text:span text:style-name="T14">紅外線</text:span><text:span text:style-name="T20">、可見光、</text:span><text:span text:style-name="T14">紫外線</text:span><text:span text:style-name="T20">、次聲波、聲波、</text:span><text:span text:style-name="T24">超</text:span><text:span text:style-name="T20">音波、聲音、重力波</text:span>。</text:p>
            </text:list-item>
          </text:list>
        </text:list-item>
        <text:list-item>
          <text:p text:style-name="P5">世界學<text:span text:style-name="T31"> (第1本)</text:span></text:p>
          <text:list>
            <text:list-item>
              <text:p text:style-name="P14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5"><text:span text:style-name="T1">紅移、紫移</text:span>，超音速、音爆、後移現象。</text:p>
            </text:list-item>
          </text:list>
        </text:list-item>
        <text:list-item>
          <text:p text:style-name="P5">物質世界學<text:span text:style-name="T31"> (第1本)</text:span></text:p>
          <text:list>
            <text:list-item>
              <text:p text:style-name="P16"><text:span text:style-name="T1">力</text:span>，<text:span text:style-name="T20">第</text:span><text:span text:style-name="T12">a</text:span><text:span text:style-name="T21">層級宗態譜</text:span>。</text:p>
            </text:list-item>
          </text:list>
        </text:list-item>
        <text:list-item>
          <text:p text:style-name="P24">社會 (第1本)</text:p>
          <text:list>
            <text:list-item>
              <text:p text:style-name="P6"><text:span text:style-name="T18">內捲</text:span><text:span text:style-name="T16">，</text:span><text:span text:style-name="T5">。</text:span></text:p>
            </text:list-item>
            <text:list-item>
              <text:p text:style-name="P6"><text:span text:style-name="T23">貧窮</text:span><text:span text:style-name="T5">，。</text:span></text:p>
            </text:list-item>
          </text:list>
        </text:list-item>
        <text:list-item>
          <text:p text:style-name="P7"><text:span text:style-name="T37">時空</text:span><text:span text:style-name="T32">旅行 (第1本)</text:span></text:p>
          <text:list>
            <text:list-item>
              <text:p text:style-name="P17"><text:span text:style-name="T3">時空旅行的 悖論</text:span><text:span text:style-name="T38">，</text:span>。</text:p>
            </text:list-item>
          </text:list>
        </text:list-item>
        <text:list-item>
          <text:p text:style-name="P6">數學<text:span text:style-name="T31"> (第1本)</text:span></text:p>
          <text:list>
            <text:list-item>
              <text:p text:style-name="P17">微積分，。</text:p>
            </text:list-item>
          </text:list>
        </text:list-item>
        <text:list-item>
          <text:p text:style-name="P8">歷史<text:span text:style-name="T31"> (第1本)</text:span></text:p>
          <text:list>
            <text:list-item>
              <text:p text:style-name="P18"><text:span text:style-name="T1">人類文明的 實驗</text:span>，。</text:p>
            </text:list-item>
            <text:list-item>
              <text:p text:style-name="P18"><text:span text:style-name="T1">文藝復興</text:span>，。</text:p>
            </text:list-item>
            <text:list-item>
              <text:p text:style-name="P18"><text:span text:style-name="T4">啟蒙運動</text:span>，<text:span text:style-name="T36">立法、法律、教育</text:span>。</text:p>
            </text:list-item>
            <text:list-item>
              <text:p text:style-name="P19"><text:span text:style-name="T2">科舉</text:span><text:span text:style-name="T36">，</text:span>。</text:p>
            </text:list-item>
          </text:list>
        </text:list-item>
        <text:list-item>
          <text:p text:style-name="P24">歷史人物 （第1本）</text:p>
          <text:list>
            <text:list-item>
              <text:p text:style-name="P19"><text:span text:style-name="T33">商鞅</text:span><text:span text:style-name="T30">，法家、</text:span><text:span text:style-name="T34">商君書</text:span><text:span text:style-name="T30">。</text:span></text:p>
            </text:list-item>
            <text:list-item>
              <text:p text:style-name="P19"><text:span text:style-name="T33">蘇格拉底</text:span><text:span text:style-name="T30">，。</text:span></text:p>
            </text:list-item>
            <text:list-item>
              <text:p text:style-name="P20"><text:span text:style-name="T2">柏拉圖</text:span><text:span text:style-name="T30">，。</text:span></text:p>
            </text:list-item>
            <text:list-item>
              <text:p text:style-name="P20"><text:span text:style-name="T33">尼采</text:span><text:span text:style-name="T30">，。</text:span></text:p>
            </text:list-item>
          </text:list>
        </text:list-item>
        <text:list-item>
          <text:p text:style-name="P9"><text:span text:style-name="T30">精神世界學 （第</text:span><text:span text:style-name="T35">1本</text:span><text:span text:style-name="T30">）</text:span></text:p>
          <text:list>
            <text:list-item>
              <text:p text:style-name="P21"><text:span text:style-name="T25">受到 精神層個體、超能力個體 影響 有機率出現的 現象</text:span><text:span text:style-name="T30">，</text:span><text:span text:style-name="T9">Y</text:span><text:span text:style-name="T10">ouTube、手機、機械手錶</text:span><text:span text:style-name="T40">、函數</text:span><text:span text:style-name="T10">、發條</text:span><text:span text:style-name="T30">。</text:span></text:p>
            </text:list-item>
            <text:list-item>
              <text:p text:style-name="P22"><text:span text:style-name="T33">精神世界學</text:span><text:span text:style-name="T30">，</text:span><text:span text:style-name="T18">記錄、好奇、探索、思考、質疑、驗證、傳承、</text:span><text:span text:style-name="T19">精神世界學、</text:span><text:span text:style-name="T8">物質世界</text:span><text:span text:style-name="T19">學</text:span><text:span text:style-name="T3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01:18.693000000</dc:date>
    <meta:editing-duration>P203DT19H33M11S</meta:editing-duration>
    <meta:editing-cycles>9845</meta:editing-cycles>
    <meta:document-statistic meta:table-count="0" meta:image-count="0" meta:object-count="0" meta:page-count="1" meta:paragraph-count="33" meta:word-count="648" meta:character-count="716" meta:non-whitespace-character-count="693"/>
  </office:meta>
</office:document-meta>
</file>